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428c"/>
    </style:style>
    <style:style style:name="P2" style:family="paragraph" style:parent-style-name="Standard">
      <style:paragraph-properties fo:text-align="center" style:justify-single-word="false"/>
      <style:text-properties fo:color="#c9211e" style:font-name="Arial" fo:font-size="14pt" fo:font-weight="bold" officeooo:rsid="0013428c" officeooo:paragraph-rsid="0013428c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1559af" officeooo:paragraph-rsid="001559af"/>
    </style:style>
    <style:style style:name="P4" style:family="paragraph" style:parent-style-name="Standard">
      <style:text-properties style:font-name="Arial" officeooo:rsid="001559af" officeooo:paragraph-rsid="001663ac"/>
    </style:style>
    <style:style style:name="P5" style:family="paragraph" style:parent-style-name="Standard">
      <style:text-properties style:font-name="Arial" officeooo:rsid="001559af" officeooo:paragraph-rsid="001f70bb"/>
    </style:style>
    <style:style style:name="P6" style:family="paragraph" style:parent-style-name="Standard">
      <style:text-properties style:font-name="Arial" officeooo:rsid="001a834e" officeooo:paragraph-rsid="001a834e"/>
    </style:style>
    <style:style style:name="P7" style:family="paragraph" style:parent-style-name="Standard">
      <style:text-properties style:font-name="Arial" officeooo:rsid="001e0231" officeooo:paragraph-rsid="001e0231"/>
    </style:style>
    <style:style style:name="P8" style:family="paragraph" style:parent-style-name="Standard">
      <style:text-properties style:font-name="Arial" officeooo:rsid="001ee036" officeooo:paragraph-rsid="001ee036"/>
    </style:style>
    <style:style style:name="P9" style:family="paragraph" style:parent-style-name="Standard">
      <style:text-properties style:font-name="Arial" officeooo:rsid="002835b2" officeooo:paragraph-rsid="002835b2"/>
    </style:style>
    <style:style style:name="P10" style:family="paragraph" style:parent-style-name="Standard">
      <style:text-properties fo:color="#2a6099" style:font-name="Arial" fo:font-size="13pt" fo:font-weight="bold" officeooo:rsid="001559af" officeooo:paragraph-rsid="001559af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2a6099" style:font-name="Arial" fo:font-size="14pt" fo:font-style="normal" style:text-underline-style="solid" style:text-underline-width="auto" style:text-underline-color="font-color" fo:font-weight="bold" officeooo:rsid="001559af" officeooo:paragraph-rsid="001559af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000000" style:font-name="Arial" fo:font-size="12pt" fo:font-weight="normal" officeooo:rsid="00236c17" officeooo:paragraph-rsid="00236c17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Arial" fo:font-size="12pt" fo:font-weight="normal" officeooo:rsid="00236c17" officeooo:paragraph-rsid="002578a6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Arial" fo:font-size="12pt" fo:font-weight="normal" officeooo:paragraph-rsid="002578a6"/>
    </style:style>
    <style:style style:name="P15" style:family="paragraph" style:parent-style-name="Standard">
      <style:text-properties officeooo:paragraph-rsid="001f70bb"/>
    </style:style>
    <style:style style:name="P16" style:family="paragraph" style:parent-style-name="Standard">
      <style:text-properties officeooo:rsid="002237f8" officeooo:paragraph-rsid="002237f8"/>
    </style:style>
    <style:style style:name="T1" style:family="text">
      <style:text-properties fo:color="#2a6099" style:font-name="Arial" fo:font-size="13pt" fo:font-weight="bold" officeooo:rsid="001559af" style:font-size-asian="13pt" style:font-weight-asian="bold" style:font-size-complex="13pt" style:font-weight-complex="bold"/>
    </style:style>
    <style:style style:name="T2" style:family="text">
      <style:text-properties fo:color="#2a6099"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5ce52"/>
    </style:style>
    <style:style style:name="T4" style:family="text">
      <style:text-properties officeooo:rsid="001663ac"/>
    </style:style>
    <style:style style:name="T5" style:family="text">
      <style:text-properties style:text-position="super 58%" officeooo:rsid="001663ac"/>
    </style:style>
    <style:style style:name="T6" style:family="text">
      <style:text-properties style:text-position="0% 100%" officeooo:rsid="001663ac"/>
    </style:style>
    <style:style style:name="T7" style:family="text">
      <style:text-properties style:text-position="0% 100%" officeooo:rsid="00192dd9"/>
    </style:style>
    <style:style style:name="T8" style:family="text">
      <style:text-properties officeooo:rsid="0018c105"/>
    </style:style>
    <style:style style:name="T9" style:family="text">
      <style:text-properties officeooo:rsid="001a834e"/>
    </style:style>
    <style:style style:name="T10" style:family="text">
      <style:text-properties officeooo:rsid="001de074"/>
    </style:style>
    <style:style style:name="T11" style:family="text">
      <style:text-properties officeooo:rsid="001e1843"/>
    </style:style>
    <style:style style:name="T12" style:family="text">
      <style:text-properties style:font-name="Arial"/>
    </style:style>
    <style:style style:name="T13" style:family="text">
      <style:text-properties style:font-name="Arial" officeooo:rsid="001559af"/>
    </style:style>
    <style:style style:name="T14" style:family="text">
      <style:text-properties style:font-name="Arial" officeooo:rsid="001f70bb"/>
    </style:style>
    <style:style style:name="T15" style:family="text">
      <style:text-properties style:font-name="Arial" officeooo:rsid="0021c9a4"/>
    </style:style>
    <style:style style:name="T16" style:family="text">
      <style:text-properties style:font-name="Arial" officeooo:rsid="001a834e"/>
    </style:style>
    <style:style style:name="T17" style:family="text">
      <style:text-properties officeooo:rsid="0024f259"/>
    </style:style>
    <style:style style:name="T18" style:family="text">
      <style:text-properties officeooo:rsid="002578a6"/>
    </style:style>
    <style:style style:name="T19" style:family="text">
      <style:text-properties fo:font-variant="normal" fo:text-transform="none" fo:color="#dcddde" style:font-name="Whitney" fo:letter-spacing="normal" fo:font-style="normal"/>
    </style:style>
    <style:style style:name="T20" style:family="text">
      <style:text-properties officeooo:rsid="00236c17" style:font-size-asian="12pt" style:font-weight-asian="normal" style:font-size-complex="12pt" style:font-weight-complex="normal"/>
    </style:style>
    <style:style style:name="T21" style:family="text">
      <style:text-properties officeooo:rsid="002578a6" style:font-size-asian="12pt" style:font-weight-asian="normal" style:font-size-complex="12pt" style:font-weight-complex="normal"/>
    </style:style>
    <style:style style:name="T22" style:family="text">
      <style:text-properties officeooo:rsid="0025efca" style:font-size-asian="12pt" style:font-weight-asian="normal" style:font-size-complex="12pt" style:font-weight-complex="normal"/>
    </style:style>
    <style:style style:name="T23" style:family="text">
      <style:text-properties officeooo:rsid="00265b09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U CMP3004 2020 Spring Term Project</text:p>
      <text:p text:style-name="P1"/>
      <text:p text:style-name="P11">Introduction</text:p>
      <text:p text:style-name="P3"><text:tab/>The aim of this project was to come up with different methods to solve a classic Computer Science problem known as the Travelling Salesman Problem.</text:p>
      <text:p text:style-name="P3"><text:tab/><text:span text:style-name="T3">In this project we have used one bad algorithm (exhaustive) just as a base-point. The other algorithms come close to the shortest path, and they do it in a short amount of time. Except for the genetic algorithm, which will be explained further in its section.</text:span></text:p>
      <text:p text:style-name="P3"/>
      <text:p text:style-name="P6"><text:tab/>Currently the programs have the default 48 cities in their source files, but this can easily be changed to be read from an external file.</text:p>
      <text:p text:style-name="P3"/>
      <text:p text:style-name="P10">Exhaustive Search (Onur Orkun Kader)</text:p>
      <text:p text:style-name="P4"><text:tab/><text:span text:style-name="T4">This is a factorial time algorithm, O(n!), from some benchmarks it would probably take 10</text:span><text:span text:style-name="T5">57</text:span><text:span text:style-name="T6"> years to go through all 48! permutations.</text:span></text:p>
      <text:p text:style-name="P4"><text:span text:style-name="T6"><text:tab/>What it does is basically generate every single possible city route, and tries to find the shortest distance from them. </text:span></text:p>
      <text:p text:style-name="P4"><text:span text:style-name="T6"/></text:p>
      <text:p text:style-name="P4"><text:span text:style-name="T6"><text:tab/></text:span><text:span text:style-name="T7">Unfortunately because the exhaustive search takes a long time we cannot get a short distance, the best distance as of running for 15 minutes was 150604, which is around five times as long as the optimal solution.</text:span></text:p>
      <text:p text:style-name="P3"/>
      <text:p text:style-name="P3"><text:span text:style-name="T2">Nearest Neighbour Algorithm (Onur Orkun Kader)</text:span></text:p>
      <text:p text:style-name="P3"><text:tab/><text:span text:style-name="T8">This algorithm starts at the first city then finds the closest city to it by checking all the other cities, resulting in an O(n²) check for the cities. It iterates through the remaining slots and filling them with the next closest city.</text:span></text:p>
      <text:p text:style-name="P3"><text:tab/><text:span text:style-name="T9">The best distance starting at the first city is 40527, which takes 298µs (microseconds).</text:span></text:p>
      <text:p text:style-name="P3"/>
      <text:p text:style-name="P3"><text:tab/><text:span text:style-name="T10">There is also a repetitive version of this algorithm which repeats NN with different starting cities, there is no point in repeating more than 47 times so that is the default.</text:span></text:p>
      <text:p text:style-name="P7"><text:tab/>And the best distance for the repetitive version is 40526 which is not that different from the original version. RNN takes 12ms (milliseconds) <text:span text:style-name="T11">to complete.</text:span></text:p>
      <text:p text:style-name="P3"/>
      <text:p text:style-name="P15"><text:span text:style-name="T1">Greedy Algorithm (Eren Özdemir)</text:span><text:span text:style-name="T13"><text:line-break/><text:tab/></text:span><text:span text:style-name="T14">This algorithm achieves to find the best results it can find with the least amount of operations. <text:tab/>Each individual step of the algorithm t</text:span><text:span text:style-name="T15">akes O(n), and for every n element the total runtime results in</text:span><text:span text:style-name="T14"> O(n²). </text:span></text:p>
      <text:p text:style-name="P15"><text:span text:style-name="T15"><text:tab/>The program finds the edges between the vertices, cities, calculates the distance and puts everything into a list and sorts them.</text:span></text:p>
      <text:p text:style-name="P16"><text:span text:style-name="T12"><text:tab/>The shortest distance it finds is 97397, and it does it in 292</text:span><text:span text:style-name="T16">µs</text:span></text:p>
      <text:p text:style-name="P5"><text:line-break/><text:span text:style-name="T2">Divide &amp; Conquer (Oktay Mert Aküzüm)</text:span></text:p>
      <text:p text:style-name="P13"><text:tab/>This algorithm in essence is just dividing the problem into smaller parts and solving the smaller parts first and then continues recursively to find a good solution.</text:p>
      <text:p text:style-name="P13"><text:span text:style-name="T17"><text:tab/>In the Travelling Salesman Problem we can first divide the route into smaller routes and first find the optimal sorting for the smaller ones, and then combining them together. </text:span></text:p>
      <text:p text:style-name="P14"><text:span text:style-name="T20"><text:tab/></text:span><text:span text:style-name="T21">The shortest distance is 37008, and it takes </text:span><text:span text:style-name="T22">1</text:span><text:span text:style-name="T21">53</text:span><text:span text:style-name="T22">ms</text:span><text:span text:style-name="T21"> </text:span><text:span text:style-name="T22">to </text:span><text:span text:style-name="T23">find the route.</text:span></text:p>
      <text:p text:style-name="P12"><text:tab/></text:p>
      <text:p text:style-name="P12"/>
      <text:p text:style-name="P10">Genetic Algorithm (Onur Orkun Kader)</text:p>
      <text:p text:style-name="P8">/* TODO */</text:p>
      <text:p text:style-name="P3"><text:soft-page-break/></text:p>
      <text:p text:style-name="P3"/>
      <text:p text:style-name="P3"/>
      <text:p text:style-name="P9">Resimler / Outpu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2pt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15:53:53.569067914</meta:creation-date>
    <dc:date>2020-06-02T18:23:46.121719223</dc:date>
    <meta:editing-duration>PT48M13S</meta:editing-duration>
    <meta:editing-cycles>25</meta:editing-cycles>
    <meta:generator>LibreOffice/6.3.5.2$Linux_X86_64 LibreOffice_project/30$Build-2</meta:generator>
    <meta:document-statistic meta:table-count="0" meta:image-count="0" meta:object-count="0" meta:page-count="2" meta:paragraph-count="25" meta:word-count="469" meta:character-count="2754" meta:non-whitespace-character-count="2291"/>
  </office:meta>
</office:document-meta>
</file>